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F1:Hoja1.F2 Hoja1.F3:Hoja1.F16 Hoja1.G1:Hoja1.G2 Hoja1.G3:Hoja1.G16 Hoja1.H1:Hoja1.H2 Hoja1.H3:Hoja1.H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18cm" svg:x="25.034cm" svg:y="10.806cm">
            <draw:object draw:notify-on-update-of-ranges="Hoja1.L1:Hoja1.L1 Hoja1.L2:Hoja1.L4 Hoja1.M1:Hoja1.M1 Hoja1.M2:Hoja1.M4 Hoja1.N1:Hoja1.N1 Hoja1.N2:Hoja1.N4 Hoja1.O1:Hoja1.O1 Hoja1.O2:Hoja1.O4 Hoja1.P1:Hoja1.P1 Hoja1.P2:Hoja1.P4 Hoja1.Q1:Hoja1.Q1 Hoja1.Q2:Hoja1.Q4 Hoja1.R1:Hoja1.R1 Hoja1.R2:Hoja1.R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271cm" svg:height="7.764cm" svg:x="25.991cm" svg:y="2.428cm">
            <draw:object draw:notify-on-update-of-ranges="Hoja1.L1:Hoja1.L1 Hoja1.M1:Hoja1.R1 Hoja1.L5:Hoja1.L5 Hoja1.M5:Hoja1.R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Febrero</text:p>
          </table:table-cell>
          <table:table-cell table:style-name="ce4" office:value-type="string" calcext:value-type="string">
            <text:p>Marzo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o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  <table:table-cell table:style-name="ce8"/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Daniel </text:p>
          </table:table-cell>
          <table:table-cell table:style-name="ce4" office:value-type="string" calcext:value-type="string">
            <text:p>Hector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Simon</text:p>
          </table:table-cell>
        </table:table-row>
        <table:table-row table:style-name="ro2">
          <table:table-cell table:style-name="ce2"/>
          <table:table-cell table:style-name="ce5" table:number-columns-repeated="8"/>
          <table:table-cell table:number-columns-repeated="2"/>
          <table:table-cell table:style-name="ce4" office:value-type="string" calcext:value-type="string">
            <text:p>Febre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Lanzamiento de proyecto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3:.E3])" office:value-type="float" office:value="86" calcext:value-type="float">
            <text:p>8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44" calcext:value-type="float">
            <text:p>14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7"/>
          <table:table-cell/>
          <table:table-cell table:style-name="ce4" office:value-type="string" calcext:value-type="string">
            <text:p>Marz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4:.E4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/>
          <table:table-cell/>
          <table:table-cell table:style-name="ce4" office:value-type="string" calcext:value-type="string">
            <text:p>Abr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SUM([.B5:.E5])" office:value-type="float" office:value="24" calcext:value-type="float">
            <text:p>2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2" table:formula="of:=SUM([.M2:.M4])" office:value-type="float" office:value="40" calcext:value-type="float">
            <text:p>40</text:p>
          </table:table-cell>
          <table:table-cell table:style-name="ce2" table:formula="of:=SUM([.N2:.N4])" office:value-type="float" office:value="56" calcext:value-type="float">
            <text:p>56</text:p>
          </table:table-cell>
          <table:table-cell table:style-name="ce2" table:formula="of:=SUM([.O2:.O4])" office:value-type="float" office:value="45" calcext:value-type="float">
            <text:p>45</text:p>
          </table:table-cell>
          <table:table-cell table:style-name="ce2" table:formula="of:=SUM([.P2:.P4])" office:value-type="float" office:value="49" calcext:value-type="float">
            <text:p>49</text:p>
          </table:table-cell>
          <table:table-cell table:style-name="ce2" table:formula="of:=SUM([.Q2:.Q4])" office:value-type="float" office:value="38" calcext:value-type="float">
            <text:p>38</text:p>
          </table:table-cell>
          <table:table-cell table:style-name="ce2" table:formula="of:=SUM([.R2:.R4])" office:value-type="float" office:value="49" calcext:value-type="float">
            <text:p>49</text:p>
          </table:table-cell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6:.E6])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oblación B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SUM([.B7:.E7]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8:.E8])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SUM([.B9:.E9]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table:formula="of:=SUM([.B10:.E10])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11:.E11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12:.E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table:formula="of:=SUM([.B13:.E13])" office:value-type="float" office:value="29" calcext:value-type="float">
            <text:p>2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table:formula="of:=SUM([.B14:.E14])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15:.E15])" office:value-type="float" office:value="43" calcext:value-type="float">
            <text:p>4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number-columns-repeated="4"/>
          <table:table-cell table:style-name="ce3" table:formula="of:=SUM([.F3:.F15])" office:value-type="float" office:value="274" calcext:value-type="float">
            <text:p>274</text:p>
          </table:table-cell>
          <table:table-cell table:style-name="ce3" table:formula="of:=SUM([.G3:.G15])*1.27" office:value-type="float" office:value="212.09" calcext:value-type="float">
            <text:p>212,09</text:p>
          </table:table-cell>
          <table:table-cell table:style-name="ce3" office:value-type="float" office:value="339" calcext:value-type="float">
            <text:p>339</text:p>
          </table:table-cell>
          <table:table-cell table:style-name="ce3"/>
          <table:table-cell table:number-columns-repeated="9"/>
        </table:table-row>
        <table:table-row table:style-name="ro2" table:number-rows-repeated="1048559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07T17:52:57.057890759</dc:date>
    <dc:creator>Alejandro </dc:creator>
    <meta:editing-duration>PT17M7S</meta:editing-duration>
    <meta:editing-cycles>5</meta:editing-cycles>
    <meta:document-statistic meta:table-count="1" meta:cell-count="1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F1:Hoja1.H16" chart:data-source-has-labels="row" svg:x="0.769cm" svg:y="0.855cm" svg:width="9.726cm" svg:height="7.551cm">
          <chartooo:coordinate-region svg:x="1.576cm" svg:y="1.055cm" svg:width="8.919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16" chart:label-cell-address="Hoja1.F1:Hoja1.F2" chart:class="chart:bar">
            <chart:data-point chart:repeated="14"/>
          </chart:series>
          <chart:series chart:style-name="ch8" chart:values-cell-range-address="Hoja1.G3:Hoja1.G16" chart:label-cell-address="Hoja1.G1:Hoja1.G2" chart:class="chart:bar">
            <chart:data-point chart:repeated="14"/>
          </chart:series>
          <chart:series chart:style-name="ch9" chart:values-cell-range-address="Hoja1.H3:Hoja1.H16" chart:label-cell-address="Hoja1.H1:Hoja1.H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G1:Hoja1.G2</svg:desc>
                </draw:g>
              </table:table-cell>
              <table:table-cell office:value-type="string">
                <text:p>Estimadas con correccion</text:p>
                <text:list>
                  <text:list-item>
                    <text:p>Estimadas con correccion</text:p>
                  </text:list-item>
                  <text:list-item>
                    <text:p/>
                  </text:list-item>
                </text:list>
                <draw:g>
                  <svg:desc>Hoja1.H1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  <draw:g>
                  <svg:desc>Hoja1.F3:Hoja1.F16</svg:desc>
                </draw:g>
              </table:table-cell>
              <table:table-cell office:value-type="float" office:value="90">
                <text:p>90</text:p>
                <draw:g>
                  <svg:desc>Hoja1.G3:Hoja1.G16</svg:desc>
                </draw:g>
              </table:table-cell>
              <table:table-cell office:value-type="float" office:value="144">
                <text:p>144</text:p>
                <draw:g>
                  <svg:desc>Hoja1.H3:Hoja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">
                <text:p>274</text:p>
              </table:table-cell>
              <table:table-cell office:value-type="float" office:value="212.09">
                <text:p>212.09</text:p>
              </table:table-cell>
              <table:table-cell office:value-type="float" office:value="339">
                <text:p>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19cm" xlink:href=".." xlink:type="simple" chart:class="chart:line" chart:style-name="ch1">
        <chart:legend chart:legend-position="end" svg:x="13.213cm" svg:y="2.965cm" style:legend-expansion="high" chart:style-name="ch2"/>
        <chart:plot-area chart:style-name="ch3" table:cell-range-address="Hoja1.L1:Hoja1.R4" chart:data-source-has-labels="both" svg:x="0.741cm" svg:y="0.857cm" svg:width="11.807cm" svg:height="7.558cm">
          <chartooo:coordinate-region svg:x="1.362cm" svg:y="1.056cm" svg:width="10.84cm" svg:height="6.712cm"/>
          <chart:axis chart:dimension="x" chart:name="primary-x" chart:style-name="ch4" chartooo:axis-type="auto">
            <chartooo:date-scale/>
            <chart:categories table:cell-range-address="Hoja1.L2:Hoja1.L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M2:Hoja1.M4" chart:label-cell-address="Hoja1.M1:Hoja1.M1" chart:class="chart:line">
            <chart:data-point chart:repeated="3"/>
          </chart:series>
          <chart:series chart:style-name="ch7" chart:values-cell-range-address="Hoja1.N2:Hoja1.N4" chart:label-cell-address="Hoja1.N1:Hoja1.N1" chart:class="chart:line">
            <chart:data-point chart:repeated="3"/>
          </chart:series>
          <chart:series chart:style-name="ch8" chart:values-cell-range-address="Hoja1.O2:Hoja1.O4" chart:label-cell-address="Hoja1.O1:Hoja1.O1" chart:class="chart:line">
            <chart:data-point chart:repeated="3"/>
          </chart:series>
          <chart:series chart:style-name="ch9" chart:values-cell-range-address="Hoja1.P2:Hoja1.P4" chart:label-cell-address="Hoja1.P1:Hoja1.P1" chart:class="chart:line">
            <chart:data-point chart:repeated="3"/>
          </chart:series>
          <chart:series chart:style-name="ch10" chart:values-cell-range-address="Hoja1.Q2:Hoja1.Q4" chart:label-cell-address="Hoja1.Q1:Hoja1.Q1" chart:class="chart:line">
            <chart:data-point chart:repeated="3"/>
          </chart:series>
          <chart:series chart:style-name="ch11" chart:values-cell-range-address="Hoja1.R2:Hoja1.R4" chart:label-cell-address="Hoja1.R1:Hoja1.R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M1:Hoja1.M1</svg:desc>
                </draw:g>
              </table:table-cell>
              <table:table-cell office:value-type="string">
                <text:p>Daniel </text:p>
                <draw:g>
                  <svg:desc>Hoja1.N1:Hoja1.N1</svg:desc>
                </draw:g>
              </table:table-cell>
              <table:table-cell office:value-type="string">
                <text:p>Hector</text:p>
                <draw:g>
                  <svg:desc>Hoja1.O1:Hoja1.O1</svg:desc>
                </draw:g>
              </table:table-cell>
              <table:table-cell office:value-type="string">
                <text:p>Javier</text:p>
                <draw:g>
                  <svg:desc>Hoja1.P1:Hoja1.P1</svg:desc>
                </draw:g>
              </table:table-cell>
              <table:table-cell office:value-type="string">
                <text:p>Alberto</text:p>
                <draw:g>
                  <svg:desc>Hoja1.Q1:Hoja1.Q1</svg:desc>
                </draw:g>
              </table:table-cell>
              <table:table-cell office:value-type="string">
                <text:p>Simon</text:p>
                <draw:g>
                  <svg:desc>Hoja1.R1:Hoja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rero</text:p>
                <draw:g>
                  <svg:desc>Hoja1.L2:Hoja1.L4</svg:desc>
                </draw:g>
              </table:table-cell>
              <table:table-cell office:value-type="float" office:value="9">
                <text:p>9</text:p>
                <draw:g>
                  <svg:desc>Hoja1.M2:Hoja1.M4</svg:desc>
                </draw:g>
              </table:table-cell>
              <table:table-cell office:value-type="float" office:value="15">
                <text:p>15</text:p>
                <draw:g>
                  <svg:desc>Hoja1.N2:Hoja1.N4</svg:desc>
                </draw:g>
              </table:table-cell>
              <table:table-cell office:value-type="float" office:value="12">
                <text:p>12</text:p>
                <draw:g>
                  <svg:desc>Hoja1.O2:Hoja1.O4</svg:desc>
                </draw:g>
              </table:table-cell>
              <table:table-cell office:value-type="float" office:value="10">
                <text:p>10</text:p>
                <draw:g>
                  <svg:desc>Hoja1.P2:Hoja1.P4</svg:desc>
                </draw:g>
              </table:table-cell>
              <table:table-cell office:value-type="float" office:value="7">
                <text:p>7</text:p>
                <draw:g>
                  <svg:desc>Hoja1.Q2:Hoja1.Q4</svg:desc>
                </draw:g>
              </table:table-cell>
              <table:table-cell office:value-type="float" office:value="17">
                <text:p>17</text:p>
                <draw:g>
                  <svg:desc>Hoja1.R2:Hoja1.R4</svg:desc>
                </draw:g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2cm" svg:height="7.765cm" xlink:href=".." xlink:type="simple" chart:class="chart:circle" chart:style-name="ch1">
        <chart:legend chart:legend-position="end" svg:x="11.088cm" svg:y="2.338cm" style:legend-expansion="high" chart:style-name="ch2"/>
        <chart:plot-area chart:style-name="ch3" table:cell-range-address="Hoja1.L1:Hoja1.R1 Hoja1.L5:Hoja1.R5" chart:data-source-has-labels="both" svg:x="2.169cm" svg:y="0.871cm" svg:width="6.755cm" svg:height="6.756cm">
          <chartooo:coordinate-region svg:x="2.169cm" svg:y="0.737cm" svg:width="6.755cm" svg:height="7.026cm"/>
          <chart:axis chart:dimension="x" chart:name="primary-x" chart:style-name="ch4" chartooo:axis-type="auto">
            <chartooo:date-scale/>
            <chart:categories table:cell-range-address="Hoja1.M1:Hoja1.R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M5:Hoja1.R5" chart:label-cell-address="Hoja1.L5:Hoja1.L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M1:Hoja1.R1</svg:desc>
                </draw:g>
              </table:table-cell>
              <table:table-cell office:value-type="string">
                <text:p>Daniel </text:p>
              </table:table-cell>
              <table:table-cell office:value-type="string">
                <text:p>Hector</text:p>
              </table:table-cell>
              <table:table-cell office:value-type="string">
                <text:p>Javier</text:p>
              </table:table-cell>
              <table:table-cell office:value-type="string">
                <text:p>Alberto</text:p>
              </table:table-cell>
              <table:table-cell office:value-type="string">
                <text:p>Simon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Hoja1.L5:Hoja1.L5</svg:desc>
                </draw:g>
              </table:table-cell>
              <table:table-cell office:value-type="float" office:value="40">
                <text:p>40</text:p>
                <draw:g>
                  <svg:desc>Hoja1.M5:Hoja1.R5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